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385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1.617cm"/>
    </style:style>
    <style:style style:name="co15" style:family="table-column">
      <style:table-column-properties fo:break-before="auto" style:column-width="0.674cm"/>
    </style:style>
    <style:style style:name="co16" style:family="table-column">
      <style:table-column-properties fo:break-before="auto" style:column-width="0.328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0.815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61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87" style:family="table-cell" style:parent-style-name="Default">
      <style:table-cell-properties fo:padding="0.071cm"/>
      <style:text-properties fo:color="#780373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ce163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121cm" svg:y="1.308cm" draw:caption-point-x="-14.229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4" calcext:value-type="float">
            <text:p>12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6" calcext:value-type="float">
            <text:p>2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vid ging in das Haus Gottes und ass die Schaubrote, er und die mit ihm nicht essen durften (Mk: unter Abjatha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1" calcext:value-type="float">
            <text:p>2.2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5" calcext:value-type="float">
            <text:p>6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bt ihr nicht im Gesetz gelesen, dass an den Sabbaten die Priester den Tempel entheiligen und schuldlos si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2" calcext:value-type="float">
            <text:p>2.2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(lk: rechter)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1" calcext:value-type="float">
            <text:p>12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5" calcext:value-type="float">
            <text:p>3.02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t: Wer wird ein Schaf, das in die Grube gefallen ist, am Sabbat rett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 // Hand wird geheil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Es erkennt, dass er umgebracht werden soll und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n der Nach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Als es Tag wird, Ruft Jünger, erwählt aus ihnen 12, nennt sie Apostel // gibt Gewalt über unreine Geister (austreiben) und Krankheit zu <text:s/>heilen // Augesandt, zu predigen <text:s/>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4" calcext:value-type="float">
            <text:p>3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1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1" calcext:value-type="float">
            <text:p>8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2" calcext:value-type="float">
            <text:p>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 (mt: Senden der Aeltesten wird nicht erwähn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4" calcext:value-type="float">
            <text:p>7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sagen, der Hauptmann ist würdig, dass diese Bitte gewährt wird, weil er die Nation liebt und die Synagoge gebau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7" calcext:value-type="float">
            <text:p>7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 ich bin nicht würdig, 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79" calcext:value-type="float">
            <text:p>7.1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hat seine Befehle an die 12 Jünger vollendet, lehrt nun in den Städ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8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1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4" calcext:value-type="float">
            <text:p>8.1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5" calcext:value-type="float">
            <text:p>8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office:value-type="string" calcext:value-type="string">
            <text:p>Schiff Richtung jens. Ufer</text:p>
          </table:table-cell>
          <table:table-cell table:style-name="ce170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4.3q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1" calcext:value-type="float">
            <text:p>8.2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Schriftgelehrter will nachfolgen, wohin irgend Er geh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52" calcext:value-type="float">
            <text:p>4.3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2" calcext:value-type="float">
            <text:p>8.2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Ein anderer Jünger will nachfolgen, aber erst seinen Vater begrab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3" calcext:value-type="float">
            <text:p>8.223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4" calcext:value-type="float">
            <text:p>8.224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/>
          <table:table-cell table:style-name="ce174" office:value-type="string" calcext:value-type="string">
            <text:p>Ein grosses Ungestüm auf dem Se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8" calcext:value-type="float">
            <text:p>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Verwunderung: dass auch Winde und See ihm gehorch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bei ihm sei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l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..rührt Sein Quaste <text:s/>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7]" office:value-type="float" office:value="9.34" calcext:value-type="float">
            <text:p>9.34</text:p>
          </table:table-cell>
          <table:table-cell table:style-name="ce124" table:formula="of:=[.E29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01]" office:value-type="float" office:value="10.07" calcext:value-type="float">
            <text:p>10.07</text:p>
          </table:table-cell>
          <table:table-cell table:style-name="ce124" table:formula="of:=[.E30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 (lk), dass die Busse tun sollten (mk)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. 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t <text:s/>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61" office:value-type="float" office:value="9.1701" calcext:value-type="float">
            <text:p>9.17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2" calcext:value-type="float">
            <text:p>9.17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3" calcext:value-type="float">
            <text:p>9.17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4" calcext:value-type="float">
            <text:p>9.170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5" calcext:value-type="float">
            <text:p>9.170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6" calcext:value-type="float">
            <text:p>9.170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7" calcext:value-type="float">
            <text:p>9.1707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8" calcext:value-type="float">
            <text:p>9.17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9" calcext:value-type="float">
            <text:p>9.17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" calcext:value-type="float">
            <text:p>9.171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1" calcext:value-type="float">
            <text:p>9.17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61" office:value-type="float" office:value="9.1712" calcext:value-type="float">
            <text:p>9.171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3" calcext:value-type="float">
            <text:p>9.171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61" office:value-type="float" office:value="9.1714" calcext:value-type="float">
            <text:p>9.17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61" office:value-type="float" office:value="9.1715" calcext:value-type="float">
            <text:p>9.17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44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61" office:value-type="float" office:value="9.1716" calcext:value-type="float">
            <text:p>9.17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7" calcext:value-type="float">
            <text:p>9.17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61" office:value-type="float" office:value="9.1718" calcext:value-type="float">
            <text:p>9.17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9" calcext:value-type="float">
            <text:p>9.17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61" office:value-type="float" office:value="9.172" calcext:value-type="float">
            <text:p>9.17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1" calcext:value-type="float">
            <text:p>9.17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" calcext:value-type="float">
            <text:p>9.17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9999999999" calcext:value-type="float">
            <text:p>9.17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39999999999" calcext:value-type="float">
            <text:p>9.17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61" office:value-type="float" office:value="9.17249999999999" calcext:value-type="float">
            <text:p>9.17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59999999999" calcext:value-type="float">
            <text:p>9.172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9" calcext:value-type="float">
            <text:p>9.1729</text:p>
          </table:table-cell>
          <table:table-cell table:style-name="ce162" office:value-type="float" office:value="12.01" calcext:value-type="float">
            <text:p>12.01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7" calcext:value-type="float">
            <text:p>16.07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" calcext:value-type="float">
            <text:p>9.173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il wir keine Brote ha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9" calcext:value-type="float">
            <text:p>16.09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1" calcext:value-type="float">
            <text:p>9.173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Erinnert ihr euch nicht in die Speisung der 5000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" calcext:value-type="float">
            <text:p>16.1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" calcext:value-type="float">
            <text:p>8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2" calcext:value-type="float">
            <text:p>9.173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Oder die der 4000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3" calcext:value-type="float">
            <text:p>9.173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2" calcext:value-type="float">
            <text:p>16.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4" calcext:value-type="float">
            <text:p>9.173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 verstehen, dass der Sauerteig die Lehre der Phariäer und der Sadduzäer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5" calcext:value-type="float">
            <text:p>9.173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Bethsaida: Er soll einen Blinden anrü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6" calcext:value-type="float">
            <text:p>9.173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fasst den Blinden bei der Hand, führt in aus dem Dorf hinaus, spützt in seine Au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7" calcext:value-type="float">
            <text:p>9.173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Blinde sieht deutl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6" calcext:value-type="float">
            <text:p>16.1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8" calcext:value-type="float">
            <text:p>9.173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nicht in das Dorf, sag es auch niemand im Dor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7" calcext:value-type="float">
            <text:p>8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In Cäsarea/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4" calcext:value-type="float">
            <text:p>16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8" calcext:value-type="float">
            <text:p>8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2" calcext:value-type="float">
            <text:p>8.29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" calcext:value-type="float">
            <text:p>16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7" calcext:value-type="float">
            <text:p>16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1" calcext:value-type="float">
            <text:p>8.29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1" calcext:value-type="float">
            <text:p>9.2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as ist vom Vater, nicht von Fleisch und Blut offenbart wo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8" calcext:value-type="float">
            <text:p>16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2" calcext:value-type="float">
            <text:p>8.29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2" calcext:value-type="float">
            <text:p>9.21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u bist Petrus, auf diesen Felsen will ich meine Versammlung 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1" calcext:value-type="float">
            <text:p>8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2" calcext:value-type="float">
            <text:p>8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5" calcext:value-type="float">
            <text:p>9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3" calcext:value-type="float">
            <text:p>17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31" calcext:value-type="float">
            <text:p>17.0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41" calcext:value-type="float">
            <text:p>9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und die anderen waren schläfrig, nach dem Aufwachen sahen sie Seine Herrlichkeit und die zwei Männer bei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4" calcext:value-type="float">
            <text:p>17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uns drei Zelte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61" office:value-type="float" office:value="9.331" calcext:value-type="float">
            <text:p>9.33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2" calcext:value-type="float">
            <text:p>9.4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43" calcext:value-type="float">
            <text:p>9.4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Ankunft in Kapernaum, Die Zahlung der Tempelsteuer – Stater im Fisch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4" calcext:value-type="float">
            <text:p>17.24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ahlt eurer Lehrer nicht die Doppeldra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2" calcext:value-type="float">
            <text:p>18.0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as habt ihr auf dem Weg (nach Kapernaum) verhandelt / Wer ist der Grösste im R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ch bin im Namen meines Vaters gekommen und ihr nehmt mich nicht au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1" calcext:value-type="float">
            <text:p>9.481</text:p>
          </table:table-cell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2" calcext:value-type="float">
            <text:p>9.4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 // LK: Der Kleinste unter euch allen ist gros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" calcext:value-type="float">
            <text:p>18.060</text:p>
          </table:table-cell>
          <table:table-cell table:style-name="ce136" office:value-type="float" office:value="18.062" calcext:value-type="float">
            <text:p>1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9" calcext:value-type="float">
            <text:p>9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: wir sahen jemanden Dämnen austreiben in deinem Namen und wehrten ihm, weil er nicht nachfolg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1" calcext:value-type="float">
            <text:p>18.06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9" calcext:value-type="float">
            <text:p>9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91" calcext:value-type="float">
            <text:p>9.4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iemeand kein ein Wunderwerk in meinem Namen tun und bald übel von mir r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2" calcext:value-type="float">
            <text:p>18.062</text:p>
          </table:table-cell>
          <table:table-cell table:style-name="ce136" office:value-type="float" office:value="18.063" calcext:value-type="float">
            <text:p>18.06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" calcext:value-type="float">
            <text:p>9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" calcext:value-type="float">
            <text:p>9.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lk: Wer nicht gegen euch ist, ist für euch, mk: Wer nicht gegen uns ist, ist für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4" calcext:value-type="float">
            <text:p>18.064</text:p>
          </table:table-cell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string" calcext:value-type="string">
            <text:p>9..4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01" calcext:value-type="float">
            <text:p>9.501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9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1" calcext:value-type="float">
            <text:p>10.1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6" calcext:value-type="float">
            <text:p>13.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3" calcext:value-type="float">
            <text:p>10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35" calcext:value-type="float">
            <text:p>3.3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ückselig aber eure Augen, dass sie sehen, und eure Ohren, dass sie hö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41" calcext:value-type="float">
            <text:p>12.2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 er aber ihre Gedanken wusste: 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 (lk: Finger Gottes) 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er Starke bewaffnet seinen Hof bewacht, so ist seine Habe in Fri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3" calcext:value-type="float">
            <text:p>12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2" calcext:value-type="float">
            <text:p>3.2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t den Baumt gut oder faul, an der Frucht wird der Baum erkann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4" calcext:value-type="float">
            <text:p>1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3" calcext:value-type="float">
            <text:p>3.29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4" calcext:value-type="float">
            <text:p>11.234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Otternbrut, wie könnt ihr Gutes re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5" calcext:value-type="float">
            <text:p>12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4" calcext:value-type="float">
            <text:p>3.29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5" calcext:value-type="float">
            <text:p>11.235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gute Mensch bringt aus dem guten Schatz Gutes hervo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3.295" calcext:value-type="float">
            <text:p>3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1" calcext:value-type="float">
            <text:p>12.4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6" calcext:value-type="float">
            <text:p>3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gewisse Frau sagt: Glückselig der Leib, der dich getragen … Er sagt: vielmehr glückselig, die das Wort Gottes hören und bew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2" calcext:value-type="float">
            <text:p>12.4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967" calcext:value-type="float">
            <text:p>3.9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ses Geschlecht ist böse: es fordert ein Zeichen und kein Zeichen wird ihm gegen werden als nur das Zeichen Jon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8.111" calcext:value-type="float">
            <text:p>8.11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5" calcext:value-type="float">
            <text:p>11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chmähst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62" office:value-type="float" office:value="8.15" calcext:value-type="float">
            <text:p>8.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Nichts <text:s/>verdeckt, was nicht geoffenbart werden soll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2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38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39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3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1" calcext:value-type="float">
            <text:p>18.061</text:p>
          </table:table-cell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2" calcext:value-type="float">
            <text:p>17.0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3" calcext:value-type="float">
            <text:p>17.013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 / der da kommt im Namen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60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1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62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2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3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1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68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und betet. dass ihr nicht in Versuchung komm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9" calcext:value-type="float">
            <text:p>26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6" calcext:value-type="float">
            <text:p>1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2" calcext:value-type="float">
            <text:p>22.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es möglich ist, so gehe dieser Kelch an mir vorüber; doch nicht wie ich will, sondern wie du willst. // Mk: Alles ist dir möglich // Lk: Wenn du diesen Kelch wegnehmen will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2" calcext:value-type="float">
            <text:p>26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9" calcext:value-type="float">
            <text:p>14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1" calcext:value-type="float">
            <text:p>22.4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zweiten Mal: wenn dieser Kelch nicht [an mir] vorübergehen kann, ohne daß ich ihn trinke, so geschehe dein Wille. // Mk: wiederu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4" calcext:value-type="float">
            <text:p>26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09" calcext:value-type="float">
            <text:p>14.4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2" calcext:value-type="float">
            <text:p>22.4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39" calcext:value-type="float">
            <text:p>26.4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08" calcext:value-type="float">
            <text:p>14.4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6" calcext:value-type="float">
            <text:p>22.4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chlaft ihr? Steht auf und betet, dass ihr nicht in Versuchung komm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5" calcext:value-type="float">
            <text:p>26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1" calcext:value-type="float">
            <text:p>1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3" calcext:value-type="float">
            <text:p>22.42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 schlaft denn fort und ruht euch aus, siehe die Stunde ist nahe ge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. Vgl mit dem Purpurmantel in Mt 27:28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Scharlach- (mt) / Purpur- (mk, joh) mantel [offb 17:3-4, 18:12, 18:16] – Vgl mit dem glänzenden Gewand in Lk 23:1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. Joseph ist: ein reicher Mensch in mt, ein ehrbarer Ratsherr in mk, ein Mann/Ratsherr in lk, ein Jünger Jesu in jo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3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37"/>
      </table:named-expressions>
      <table:database-ranges>
        <table:database-range table:name="SortierRange" table:target-range-address="Parallelstellen.C2:Parallelstellen.AM83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3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/00/0000</text:date>, <text:time style:data-style-name="N2" text:time-value="21:26:51.625098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6-04-27T22:35:24.483386334</dc:date>
    <meta:editing-duration>P8DT5H56M54S</meta:editing-duration>
    <meta:editing-cycles>883</meta:editing-cycles>
    <meta:generator>LibreOffice/7.0.4.2$Linux_X86_64 LibreOffice_project/00$Build-2</meta:generator>
    <meta:document-statistic meta:table-count="1" meta:cell-count="513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